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Source Serif VF" fo:font-size="11.25pt" fo:letter-spacing="normal" fo:font-style="normal" fo:font-weight="normal"/>
    </style:style>
    <style:style style:name="P3"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1" fo:font-size="12pt" style:font-name-asian="Times New Roman"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ésentation</text:h>
      <text:p text:style-name="_3c_p_3e_"/>
      <text:p text:style-name="_3c_p_3e_"><text:span text:style-name="T1">Cette édition numérique de la correspondance d’Eugène Delacroix (1798-1863)</text:span><text:span text:style-name="T2"> fait suite à un premier projet d'édition initié en 2006 grâce à un financement de l'ANR. Une partie des lettres avaient été publiées en 2011 sur le site : </text:span><text:a xlink:type="simple" xlink:href="http://www.correspondance-delacroix.fr/" text:style-name="Internet_20_link" text:visited-style-name="Visited_20_Internet_20_Link"><text:span text:style-name="T2">http://www.correspondance-delacroix.fr/</text:span></text:a></text:p>
      <text:p text:style-name="_3c_p_3e_"><text:span text:style-name="T2">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span></text:p>
      <text:p text:style-name="P2"><text:span text:style-name="T2"/></text:p>
      <text:p text:style-name="P2"><text:span text:style-name="T2">En 2017, un nouveau financement de Sorbonne Université a permis de reprendre ce projet en collaboration entre le </text:span><text:a xlink:type="simple" xlink:href="http://www.centrechastel.paris-sorbonne.fr/" text:style-name="Internet_20_link" text:visited-style-name="Visited_20_Internet_20_Link"><text:span text:style-name="T2">Centre André Chastel</text:span></text:a><text:span text:style-name="T2"> et le </text:span><text:a xlink:type="simple" xlink:href="https://obtic.sorbonne-universite.fr/" text:style-name="Internet_20_link" text:visited-style-name="Visited_20_Internet_20_Link"><text:span text:style-name="T2">Labex OBVIL</text:span></text:a><text:span text:style-name="T2"> (devenu ObTiC). Le but est d'offrir une édition complète des lettres selon des normes d'édition numérique plus pérennes et interopérables. Un encodage des lettres en XML-TEI a été effectué afin de permettre un balisage et ainsi une indexation des noms de personnes et d'</text:span><text:span text:style-name="T3">œ</text:span><text:span text:style-name="T2">uvres. Un schéma compatible avec celui du </text:span><text:a xlink:type="simple" xlink:href="https://obtic.sorbonne-universite.fr/developpement/interface-elicom/" text:style-name="Internet_20_link" text:visited-style-name="Visited_20_Internet_20_Link"><text:span text:style-name="T2">projet Elicom</text:span></text:a><text:span text:style-name="T2"> développé par l'ObTiC au sein de Sorbonne Université a donc été adopté. L'objectif étant de permettre des recherches et des analyses de plusieurs correspondances grâce à une plateforme dédiée. </text:span></text:p>
      <text:p text:style-name="P3">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19:40:56</dc:date>
    <meta:editing-cycles>8</meta:editing-cycles>
    <meta:editing-duration>PT44M30S</meta:editing-duration>
    <meta:document-statistic meta:table-count="0" meta:image-count="0" meta:object-count="0" meta:page-count="1" meta:paragraph-count="5" meta:word-count="247" meta:character-count="1662"/>
    <meta:template xlink:type="simple" xlink:actuate="onRequest" xlink:title="" xlink:href="Normal.dotm"/>
  </office:meta>
</office:document-meta>
</file>